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0000"/>
    </style:style>
    <style:style style:name="gr4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5" style:family="graphic" style:parent-style-name="standard">
      <style:graphic-properties draw:stroke="none" svg:stroke-width="0.03cm" draw:fill-color="#00b4ff"/>
    </style:style>
    <style:style style:name="gr6" style:family="graphic" style:parent-style-name="standard">
      <style:graphic-properties draw:stroke="none" svg:stroke-width="0.001cm" draw:fill-color="#005a80"/>
    </style:style>
    <style:style style:name="gr7" style:family="graphic" style:parent-style-name="standard">
      <style:graphic-properties draw:stroke="none" svg:stroke-width="0.001cm" draw:fill-color="#cf0e30"/>
    </style:style>
    <style:style style:name="gr8" style:family="graphic" style:parent-style-name="standard">
      <style:graphic-properties svg:stroke-width="0.001cm" svg:stroke-color="#fca4b5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draw:stroke="none" svg:stroke-width="0.001cm" draw:fill-color="#e4405c"/>
    </style:style>
    <style:style style:name="gr10" style:family="graphic" style:parent-style-name="standard">
      <style:graphic-properties draw:stroke="none" svg:stroke-width="0.001cm" draw:fill-color="#790015"/>
    </style:style>
    <style:style style:name="gr11" style:family="graphic" style:parent-style-name="standard">
      <style:graphic-properties draw:stroke="none" svg:stroke-width="0.03cm" draw:fill-color="#000000"/>
    </style:style>
    <style:style style:name="gr12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13" style:family="graphic" style:parent-style-name="standard">
      <style:graphic-properties svg:stroke-width="0.03cm" svg:stroke-color="#ffffff" draw:fill="none" draw:fill-color="#ffffff" fo:padding-top="-0.035cm" fo:padding-bottom="-0.035cm" fo:padding-left="-0.035cm" fo:padding-right="-0.035cm"/>
    </style:style>
    <style:style style:name="gr14" style:family="graphic" style:parent-style-name="standard">
      <style:graphic-properties draw:stroke="none" svg:stroke-width="0.03cm" draw:fill-color="#ffffff"/>
    </style:style>
    <style:style style:name="gr15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16" style:family="graphic" style:parent-style-name="standard">
      <style:graphic-properties draw:stroke="none" svg:stroke-width="0.001cm" draw:fill-color="#ffffff"/>
    </style:style>
    <style:style style:name="gr17" style:family="graphic" style:parent-style-name="standard">
      <style:graphic-properties draw:stroke="none" svg:stroke-width="0.16cm" draw:fill-color="#ffffff"/>
    </style:style>
    <style:style style:name="gr18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3.871cm" svg:y="-5cm"/>
          <draw:glue-point draw:id="5" svg:x="5cm" svg:y="-5cm"/>
          <draw:glue-point draw:id="6" svg:x="0.563cm" svg:y="-5cm"/>
          <draw:glue-point draw:id="7" svg:x="-5cm" svg:y="5cm"/>
          <draw:glue-point draw:id="8" svg:x="3.869cm" svg:y="5cm"/>
          <draw:glue-point draw:id="9" svg:x="-0.566cm" svg:y="5cm"/>
          <draw:glue-point draw:id="10" svg:x="-5cm" svg:y="-4.282cm"/>
          <draw:glue-point draw:id="11" svg:x="-5cm" svg:y="0.359cm"/>
          <draw:glue-point draw:id="12" svg:x="5cm" svg:y="4.225cm"/>
          <draw:glue-point draw:id="13" svg:x="5cm" svg:y="-0.387cm"/>
          <draw:glue-point draw:id="14" svg:x="0cm" svg:y="-0.009cm"/>
          <draw:polygon draw:style-name="gr1" draw:layer="layout" svg:width="1.208cm" svg:height="1.205cm" svg:x="0cm" svg:y="0.795cm" svg:viewBox="0 0 1209 1206" draw:points="0,0 0,1206 1209,1206 1209,0">
            <text:p/>
          </draw:polygon>
          <draw:line draw:style-name="gr2" draw:layer="layout" svg:x1="0cm" svg:y1="0.795cm" svg:x2="0cm" svg:y2="2.001cm">
            <text:p/>
          </draw:line>
          <draw:line draw:style-name="gr2" draw:layer="layout" svg:x1="0cm" svg:y1="2cm" svg:x2="1.209cm" svg:y2="2cm">
            <text:p/>
          </draw:line>
          <draw:line draw:style-name="gr2" draw:layer="layout" svg:x1="1.208cm" svg:y1="2.001cm" svg:x2="1.208cm" svg:y2="0.795cm">
            <text:p/>
          </draw:line>
          <draw:line draw:style-name="gr2" draw:layer="layout" svg:x1="1.209cm" svg:y1="0.795cm" svg:x2="0cm" svg:y2="0.795cm">
            <text:p/>
          </draw:line>
          <draw:polygon draw:style-name="gr3" draw:layer="layout" svg:width="0.121cm" svg:height="0.232cm" svg:x="0.538cm" svg:y="0.851cm" svg:viewBox="0 0 122 233" draw:points="88,233 88,88 122,88 66,0 0,88 33,88 33,233">
            <text:p/>
          </draw:polygon>
          <draw:polygon draw:style-name="gr3" draw:layer="layout" svg:width="0.121cm" svg:height="0.232cm" svg:x="0.538cm" svg:y="1.691cm" svg:viewBox="0 0 122 233" draw:points="33,0 33,144 0,144 55,233 122,144 88,144 88,0">
            <text:p/>
          </draw:polygon>
          <draw:polygon draw:style-name="gr3" draw:layer="layout" svg:width="0.231cm" svg:height="0.122cm" svg:x="0.9cm" svg:y="1.326cm" svg:viewBox="0 0 232 123" draw:points="0,89 143,89 143,123 232,66 143,0 143,33 0,33">
            <text:p/>
          </draw:polygon>
          <draw:polygon draw:style-name="gr3" draw:layer="layout" svg:width="0.23cm" svg:height="0.122cm" svg:x="0.066cm" svg:y="1.326cm" svg:viewBox="0 0 231 123" draw:points="231,33 88,33 88,0 0,55 88,123 88,89 231,89">
            <text:p/>
          </draw:polygon>
          <draw:line draw:style-name="gr4" draw:layer="layout" svg:x1="0.439cm" svg:y1="1.67cm" svg:x2="0.439cm" svg:y2="1.094cm">
            <text:p/>
          </draw:line>
          <draw:line draw:style-name="gr4" draw:layer="layout" svg:x1="0.593cm" svg:y1="1.67cm" svg:x2="0.593cm" svg:y2="1.094cm">
            <text:p/>
          </draw:line>
          <draw:line draw:style-name="gr4" draw:layer="layout" svg:x1="0.747cm" svg:y1="1.67cm" svg:x2="0.747cm" svg:y2="1.094cm">
            <text:p/>
          </draw:line>
          <draw:line draw:style-name="gr4" draw:layer="layout" svg:x1="0.308cm" svg:y1="1.226cm" svg:x2="0.88cm" svg:y2="1.226cm">
            <text:p/>
          </draw:line>
          <draw:line draw:style-name="gr4" draw:layer="layout" svg:x1="0.308cm" svg:y1="1.381cm" svg:x2="0.88cm" svg:y2="1.381cm">
            <text:p/>
          </draw:line>
          <draw:line draw:style-name="gr4" draw:layer="layout" svg:x1="0.308cm" svg:y1="1.536cm" svg:x2="0.88cm" svg:y2="1.536cm">
            <text:p/>
          </draw:line>
          <draw:polygon draw:style-name="gr4" draw:layer="layout" svg:width="0.604cm" svg:height="0.608cm" svg:x="0.296cm" svg:y="1.072cm" svg:viewBox="0 0 605 609" draw:points="0,0 0,609 605,609 605,0">
            <text:p/>
          </draw:polygon>
          <draw:polygon draw:style-name="gr5" draw:layer="layout" svg:width="1.362cm" svg:height="0.143cm" svg:x="0cm" svg:y="0.652cm" svg:viewBox="0 0 1363 144" draw:points="0,144 153,0 1363,0 1208,144">
            <text:p/>
          </draw:polygon>
          <draw:line draw:style-name="gr2" draw:layer="layout" svg:x1="0cm" svg:y1="0.796cm" svg:x2="0.155cm" svg:y2="0.652cm">
            <text:p/>
          </draw:line>
          <draw:line draw:style-name="gr2" draw:layer="layout" svg:x1="0.154cm" svg:y1="0.652cm" svg:x2="1.364cm" svg:y2="0.652cm">
            <text:p/>
          </draw:line>
          <draw:line draw:style-name="gr2" draw:layer="layout" svg:x1="1.363cm" svg:y1="0.652cm" svg:x2="1.208cm" svg:y2="0.796cm">
            <text:p/>
          </draw:line>
          <draw:line draw:style-name="gr2" draw:layer="layout" svg:x1="1.209cm" svg:y1="0.795cm" svg:x2="0cm" svg:y2="0.795cm">
            <text:p/>
          </draw:line>
          <draw:polygon draw:style-name="gr6" draw:layer="layout" svg:width="0.154cm" svg:height="1.337cm" svg:x="1.208cm" svg:y="0.652cm" svg:viewBox="0 0 155 1338" draw:points="0,143 155,0 155,1194 0,1338">
            <text:p/>
          </draw:polygon>
          <draw:line draw:style-name="gr2" draw:layer="layout" svg:x1="1.208cm" svg:y1="0.796cm" svg:x2="1.363cm" svg:y2="0.652cm">
            <text:p/>
          </draw:line>
          <draw:line draw:style-name="gr2" draw:layer="layout" svg:x1="1.362cm" svg:y1="0.652cm" svg:x2="1.362cm" svg:y2="1.846cm">
            <text:p/>
          </draw:line>
          <draw:line draw:style-name="gr2" draw:layer="layout" svg:x1="1.363cm" svg:y1="1.845cm" svg:x2="1.208cm" svg:y2="1.99cm">
            <text:p/>
          </draw:line>
          <draw:line draw:style-name="gr2" draw:layer="layout" svg:x1="1.208cm" svg:y1="1.989cm" svg:x2="1.208cm" svg:y2="0.795cm">
            <text:p/>
          </draw:line>
          <draw:polygon draw:style-name="gr7" draw:layer="layout" svg:width="1.208cm" svg:height="0.652cm" svg:x="0cm" svg:y="0.144cm" svg:viewBox="0 0 1209 653" draw:points="0,0 0,653 1209,653 1209,0">
            <text:p/>
          </draw:polygon>
          <draw:line draw:style-name="gr8" draw:layer="layout" svg:x1="0cm" svg:y1="0.144cm" svg:x2="0cm" svg:y2="0.797cm">
            <text:p/>
          </draw:line>
          <draw:line draw:style-name="gr8" draw:layer="layout" svg:x1="0cm" svg:y1="0.795cm" svg:x2="1.209cm" svg:y2="0.795cm">
            <text:p/>
          </draw:line>
          <draw:line draw:style-name="gr8" draw:layer="layout" svg:x1="1.208cm" svg:y1="0.797cm" svg:x2="1.208cm" svg:y2="0.144cm">
            <text:p/>
          </draw:line>
          <draw:line draw:style-name="gr8" draw:layer="layout" svg:x1="1.209cm" svg:y1="0.144cm" svg:x2="0cm" svg:y2="0.144cm">
            <text:p/>
          </draw:line>
          <draw:polygon draw:style-name="gr9" draw:layer="layout" svg:width="1.362cm" svg:height="0.144cm" svg:x="0cm" svg:y="0cm" svg:viewBox="0 0 1363 145" draw:points="0,145 153,0 1363,0 1208,145">
            <text:p/>
          </draw:polygon>
          <draw:line draw:style-name="gr8" draw:layer="layout" svg:x1="0cm" svg:y1="0.145cm" svg:x2="0.155cm" svg:y2="0cm">
            <text:p/>
          </draw:line>
          <draw:line draw:style-name="gr8" draw:layer="layout" svg:x1="0.154cm" svg:y1="0cm" svg:x2="1.364cm" svg:y2="0cm">
            <text:p/>
          </draw:line>
          <draw:line draw:style-name="gr8" draw:layer="layout" svg:x1="1.363cm" svg:y1="0cm" svg:x2="1.208cm" svg:y2="0.145cm">
            <text:p/>
          </draw:line>
          <draw:line draw:style-name="gr8" draw:layer="layout" svg:x1="1.209cm" svg:y1="0.144cm" svg:x2="0cm" svg:y2="0.144cm">
            <text:p/>
          </draw:line>
          <draw:polygon draw:style-name="gr10" draw:layer="layout" svg:width="0.154cm" svg:height="0.795cm" svg:x="1.208cm" svg:y="0cm" svg:viewBox="0 0 155 796" draw:points="0,143 155,0 155,652 0,796">
            <text:p/>
          </draw:polygon>
          <draw:line draw:style-name="gr8" draw:layer="layout" svg:x1="1.208cm" svg:y1="0.145cm" svg:x2="1.363cm" svg:y2="0cm">
            <text:p/>
          </draw:line>
          <draw:line draw:style-name="gr8" draw:layer="layout" svg:x1="1.362cm" svg:y1="0cm" svg:x2="1.362cm" svg:y2="0.653cm">
            <text:p/>
          </draw:line>
          <draw:line draw:style-name="gr8" draw:layer="layout" svg:x1="1.363cm" svg:y1="0.652cm" svg:x2="1.208cm" svg:y2="0.796cm">
            <text:p/>
          </draw:line>
          <draw:line draw:style-name="gr8" draw:layer="layout" svg:x1="1.208cm" svg:y1="0.797cm" svg:x2="1.208cm" svg:y2="0.144cm">
            <text:p/>
          </draw:line>
          <draw:line draw:style-name="gr4" draw:layer="layout" svg:x1="0.329cm" svg:y1="0.343cm" svg:x2="0.858cm" svg:y2="0.576cm">
            <text:p/>
          </draw:line>
          <draw:line draw:style-name="gr4" draw:layer="layout" svg:x1="0.165cm" svg:y1="0.287cm" svg:x2="1.012cm" svg:y2="0.287cm">
            <text:p/>
          </draw:line>
          <draw:line draw:style-name="gr4" draw:layer="layout" svg:x1="0.165cm" svg:y1="0.619cm" svg:x2="1.012cm" svg:y2="0.619cm">
            <text:p/>
          </draw:line>
          <draw:polygon draw:style-name="gr11" draw:layer="layout" svg:width="0.274cm" svg:height="0.144cm" svg:x="0.077cm" svg:y="0.221cm" svg:viewBox="0 0 275 145" draw:points="0,0 275,0 275,145 0,145">
            <text:p/>
          </draw:polygon>
          <draw:polygon draw:style-name="gr12" draw:layer="layout" svg:width="0.274cm" svg:height="0.143cm" svg:x="0.077cm" svg:y="0.221cm" svg:viewBox="0 0 275 144" draw:points="0,0 275,0 275,144 0,144">
            <text:p/>
          </draw:polygon>
          <draw:polygon draw:style-name="gr3" draw:layer="layout" svg:width="0.263cm" svg:height="0.144cm" svg:x="0.824cm" svg:y="0.221cm" svg:viewBox="0 0 264 145" draw:points="0,0 264,0 264,145 0,145">
            <text:p/>
          </draw:polygon>
          <draw:polygon draw:style-name="gr12" draw:layer="layout" svg:width="0.263cm" svg:height="0.143cm" svg:x="0.824cm" svg:y="0.221cm" svg:viewBox="0 0 264 144" draw:points="0,0 264,0 264,144 0,144">
            <text:p/>
          </draw:polygon>
          <draw:polygon draw:style-name="gr3" draw:layer="layout" svg:width="0.274cm" svg:height="0.144cm" svg:x="0.077cm" svg:y="0.552cm" svg:viewBox="0 0 275 145" draw:points="0,0 275,0 275,145 0,145">
            <text:p/>
          </draw:polygon>
          <draw:polygon draw:style-name="gr12" draw:layer="layout" svg:width="0.274cm" svg:height="0.143cm" svg:x="0.077cm" svg:y="0.552cm" svg:viewBox="0 0 275 144" draw:points="0,0 275,0 275,144 0,144">
            <text:p/>
          </draw:polygon>
          <draw:polygon draw:style-name="gr3" draw:layer="layout" svg:width="0.263cm" svg:height="0.144cm" svg:x="0.824cm" svg:y="0.552cm" svg:viewBox="0 0 264 145" draw:points="0,0 264,0 264,145 0,145">
            <text:p/>
          </draw:polygon>
          <draw:polygon draw:style-name="gr12" draw:layer="layout" svg:width="0.263cm" svg:height="0.143cm" svg:x="0.824cm" svg:y="0.552cm" svg:viewBox="0 0 264 144" draw:points="0,0 264,0 264,144 0,144">
            <text:p/>
          </draw:polygon>
          <draw:line draw:style-name="gr4" draw:layer="layout" svg:x1="0.847cm" svg:y1="0.343cm" svg:x2="0.318cm" svg:y2="0.576cm">
            <text:p/>
          </draw:line>
          <draw:line draw:style-name="gr13" draw:layer="layout" svg:x1="0.34cm" svg:y1="0.354cm" svg:x2="0.868cm" svg:y2="0.587cm">
            <text:p/>
          </draw:line>
          <draw:line draw:style-name="gr13" draw:layer="layout" svg:x1="0.176cm" svg:y1="0.298cm" svg:x2="1.023cm" svg:y2="0.298cm">
            <text:p/>
          </draw:line>
          <draw:line draw:style-name="gr13" draw:layer="layout" svg:x1="0.176cm" svg:y1="0.63cm" svg:x2="1.023cm" svg:y2="0.63cm">
            <text:p/>
          </draw:line>
          <draw:polygon draw:style-name="gr14" draw:layer="layout" svg:width="0.274cm" svg:height="0.144cm" svg:x="0.088cm" svg:y="0.232cm" svg:viewBox="0 0 275 145" draw:points="0,0 275,0 275,145 0,145">
            <text:p/>
          </draw:polygon>
          <draw:polygon draw:style-name="gr15" draw:layer="layout" svg:width="0.274cm" svg:height="0.143cm" svg:x="0.088cm" svg:y="0.232cm" svg:viewBox="0 0 275 144" draw:points="0,0 275,0 275,144 0,144">
            <text:p/>
          </draw:polygon>
          <draw:polygon draw:style-name="gr16" draw:layer="layout" svg:width="0.264cm" svg:height="0.144cm" svg:x="0.835cm" svg:y="0.232cm" svg:viewBox="0 0 265 145" draw:points="0,0 265,0 265,145 0,145">
            <text:p/>
          </draw:polygon>
          <draw:polygon draw:style-name="gr15" draw:layer="layout" svg:width="0.263cm" svg:height="0.143cm" svg:x="0.835cm" svg:y="0.232cm" svg:viewBox="0 0 264 144" draw:points="0,0 264,0 264,144 0,144">
            <text:p/>
          </draw:polygon>
          <draw:polygon draw:style-name="gr16" draw:layer="layout" svg:width="0.274cm" svg:height="0.144cm" svg:x="0.088cm" svg:y="0.564cm" svg:viewBox="0 0 275 145" draw:points="0,0 275,0 275,145 0,145">
            <text:p/>
          </draw:polygon>
          <draw:polygon draw:style-name="gr15" draw:layer="layout" svg:width="0.274cm" svg:height="0.143cm" svg:x="0.088cm" svg:y="0.564cm" svg:viewBox="0 0 275 144" draw:points="0,0 275,0 275,144 0,144">
            <text:p/>
          </draw:polygon>
          <draw:polygon draw:style-name="gr16" draw:layer="layout" svg:width="0.264cm" svg:height="0.144cm" svg:x="0.835cm" svg:y="0.564cm" svg:viewBox="0 0 265 145" draw:points="0,0 265,0 265,145 0,145">
            <text:p/>
          </draw:polygon>
          <draw:polygon draw:style-name="gr15" draw:layer="layout" svg:width="0.263cm" svg:height="0.143cm" svg:x="0.835cm" svg:y="0.564cm" svg:viewBox="0 0 264 144" draw:points="0,0 264,0 264,144 0,144">
            <text:p/>
          </draw:polygon>
          <draw:line draw:style-name="gr13" draw:layer="layout" svg:x1="0.858cm" svg:y1="0.354cm" svg:x2="0.329cm" svg:y2="0.587cm">
            <text:p/>
          </draw:line>
          <draw:polygon draw:style-name="gr17" draw:layer="layout" svg:width="0.121cm" svg:height="0.232cm" svg:x="0.549cm" svg:y="0.862cm" svg:viewBox="0 0 122 233" draw:points="88,233 88,88 122,88 66,0 0,88 33,88 33,233">
            <text:p/>
          </draw:polygon>
          <draw:polygon draw:style-name="gr17" draw:layer="layout" svg:width="0.121cm" svg:height="0.232cm" svg:x="0.549cm" svg:y="1.702cm" svg:viewBox="0 0 122 233" draw:points="33,0 33,144 0,144 55,233 122,144 88,144 88,0">
            <text:p/>
          </draw:polygon>
          <draw:polygon draw:style-name="gr17" draw:layer="layout" svg:width="0.231cm" svg:height="0.121cm" svg:x="0.912cm" svg:y="1.337cm" svg:viewBox="0 0 232 122" draw:points="0,89 143,89 143,122 232,66 143,0 143,33 0,33">
            <text:p/>
          </draw:polygon>
          <draw:polygon draw:style-name="gr17" draw:layer="layout" svg:width="0.231cm" svg:height="0.121cm" svg:x="0.077cm" svg:y="1.337cm" svg:viewBox="0 0 232 122" draw:points="232,33 88,33 88,0 0,55 88,122 88,89 232,89">
            <text:p/>
          </draw:polygon>
          <draw:line draw:style-name="gr18" draw:layer="layout" svg:x1="0.45cm" svg:y1="1.681cm" svg:x2="0.45cm" svg:y2="1.105cm">
            <text:p/>
          </draw:line>
          <draw:line draw:style-name="gr18" draw:layer="layout" svg:x1="0.604cm" svg:y1="1.681cm" svg:x2="0.604cm" svg:y2="1.105cm">
            <text:p/>
          </draw:line>
          <draw:line draw:style-name="gr18" draw:layer="layout" svg:x1="0.758cm" svg:y1="1.681cm" svg:x2="0.758cm" svg:y2="1.105cm">
            <text:p/>
          </draw:line>
          <draw:line draw:style-name="gr18" draw:layer="layout" svg:x1="0.318cm" svg:y1="1.238cm" svg:x2="0.891cm" svg:y2="1.238cm">
            <text:p/>
          </draw:line>
          <draw:line draw:style-name="gr18" draw:layer="layout" svg:x1="0.318cm" svg:y1="1.392cm" svg:x2="0.891cm" svg:y2="1.392cm">
            <text:p/>
          </draw:line>
          <draw:line draw:style-name="gr18" draw:layer="layout" svg:x1="0.318cm" svg:y1="1.547cm" svg:x2="0.891cm" svg:y2="1.547cm">
            <text:p/>
          </draw:line>
          <draw:polygon draw:style-name="gr18" draw:layer="layout" svg:width="0.604cm" svg:height="0.608cm" svg:x="0.308cm" svg:y="1.083cm" svg:viewBox="0 0 605 609" draw:points="0,0 0,609 605,609 605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XF</dc:title>
    <meta:creation-date>2011-02-07T16:36:16</meta:creation-date>
    <meta:editing-duration>P0D</meta:editing-duration>
    <meta:editing-cycles>1</meta:editing-cycles>
    <meta:document-statistic meta:object-count="77"/>
    <meta:generator>OpenOffice.org/3.3$Linux OpenOffice.org_project/330m20$Build-9567</meta:generator>
  </office:meta>
</office:document-meta>
</file>